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2.314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12.617cm"/>
    </style:style>
    <style:style style:name="co28" style:family="table-column">
      <style:table-column-properties fo:break-before="auto" style:column-width="5.699cm"/>
    </style:style>
    <style:style style:name="co29" style:family="table-column">
      <style:table-column-properties fo:break-before="auto" style:column-width="9.894cm"/>
    </style:style>
    <style:style style:name="co30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kitchener.ctvnews.ca/last-minute-campaigning-can-make-a-difference-says-wilfrid-laurier-political-scientist-1.6121654</text:p>
          </table:table-cell>
          <table:table-cell office:value-type="string" calcext:value-type="string">
            <text:p>Last minute campaigning can make a difference, says Wilfrid Laurier political scientis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0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table:number-columns-repeated="2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4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10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10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10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4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10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10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10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10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10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table:number-columns-repeated="2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10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7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10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7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table:number-columns-repeated="2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10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10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10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10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4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10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10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10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10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10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10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10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10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10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10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7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10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4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10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10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10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 table:number-columns-repeated="3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10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10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10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10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10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10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6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10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4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10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10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10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10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7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10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10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5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10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10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 table:number-columns-repeated="3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10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5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10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6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10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10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10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10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10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6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10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10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10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10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10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10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6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7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10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6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10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10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10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10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10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10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10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10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10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7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10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8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4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10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10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10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10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10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10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10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10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10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10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6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10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10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10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10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10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10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10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6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10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7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table:number-columns-repeated="2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7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10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6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10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7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10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10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6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10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6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5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4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10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table:number-columns-repeated="2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6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6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10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10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10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10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10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6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7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4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10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10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4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4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10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10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10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10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10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10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10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10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10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6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6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10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6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10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10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6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10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10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10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10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6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7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10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table:number-columns-repeated="2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10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table:number-columns-repeated="2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6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10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10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10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10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10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6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table:number-columns-repeated="2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10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table:number-columns-repeated="2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6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10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6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10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10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10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10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10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10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10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4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10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6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10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4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 table:number-columns-repeated="3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10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10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10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10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10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10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10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10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10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10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10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10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10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10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10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10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10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10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6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5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10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table:number-columns-repeated="2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10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10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10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10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6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10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 table:number-columns-repeated="3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10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10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10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10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10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10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</table:table>
      <table:table table:name="aliases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30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N24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00-00-00</text:date>, <text:time style:data-style-name="N2" text:time-value="23:45:54.841515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5T00:01:32.495302498</dc:date>
    <meta:editing-duration>P21DT16H20M16S</meta:editing-duration>
    <meta:editing-cycles>253</meta:editing-cycles>
    <meta:document-statistic meta:table-count="5" meta:cell-count="4639" meta:object-count="0"/>
  </office:meta>
</office:document-meta>
</file>